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GXDPmlZ7jko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qqcKS1IVqo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uHldeTQkbVQ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xw4nym5n1Ys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/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 table:number-rows-repeated="104813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00-00-00</text:date>, <text:time style:data-style-name="N2" text:time-value="15:05:08.858153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7T15:18:01.810374954</dc:date>
    <meta:editing-duration>P16DT20M32S</meta:editing-duration>
    <meta:editing-cycles>230</meta:editing-cycles>
    <meta:document-statistic meta:table-count="5" meta:cell-count="3975" meta:object-count="0"/>
  </office:meta>
</office:document-meta>
</file>